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09 15:03   |   <text:a xlink:type="simple" xlink:href="http://palinfo.habago.org/Entry?Command=Information_PrintForum&amp;iPage=8&amp;sType=FORUM#FORUM37528"><text:span text:style-name="T2">#</text:span></text:a></text:p>
      <text:p text:style-name="P2">卡韓政變<text:span text:style-name="T3"><text:s/>(74)</text:span>：謊言與修辭<text:span text:style-name="T3"> <text:line-break/><text:line-break/></text:span>陳真<text:span text:style-name="T3"><text:s/>2019. 06. 09. <text:line-break/><text:line-break/><text:line-break/></text:span>國、民兩黨，一邊卡韓，一邊堵賴。蔡、賴二人誰勝出都一樣，全是一丘之貉，所作所為不會有太大不同。但是，你從堵賴過程中，就能清楚看到所謂民主的虛妄性與詐欺本質。事實上，它只是被當成一種修辭，一種傷害異己的武器，而不具有真實概念內涵。<text:span text:style-name="T3"> <text:line-break/><text:line-break/></text:span>簡單說：自己不管怎麼胡作非為，都可以被解釋成捍衛民主，而對手哪怕是做到完美無缺，照樣能透過媒體鼓動風潮，說你反民主，鳴鼓而攻之，眾人皆曰可殺。你只要想想大腸花這個人渣運動就能明白這個道理。一堆人渣，動輒三句不離民主。但是你看，人渣黨長年以來的所作所為，哪一點不是民主的反面？但是，那些綠油油的走狗學者們與綠媒及其無數徒眾，哪會在乎。不但不在乎，而且還會說這個叫做捍衛民主。<text:span text:style-name="T3"> <text:line-break/><text:line-break/></text:span>我實在不想幫不管是姓賴或姓蔡的講話，但是，就道理來講，賴就是被打壓的一方。蔡啥小長期以來的作風卻是<text:span text:style-name="T3"><text:s/>"</text:span>我無論如何就是要贏<text:span text:style-name="T3">"</text:span>，比方說平常開會表決，非得要一再表決出我想要的結果不可。它媽的天底下有這種表決嗎？但是，你看，那些綠油油的<text:span text:style-name="T3"><text:s/>"</text:span>愛好民主<text:span text:style-name="T3">" </text:span>之人渣學者們，照樣吾皇萬歲。今天要是國民黨人幹這類醜事，老早連總統府都被佔領了。<text:span text:style-name="T3"> <text:line-break/><text:line-break/></text:span>蘇格拉底一生沒有寫下任何文字，而只是每天在廟口跟人抬槓。我們現在所知道的蘇格拉底思想，主要是他的學生柏拉圖所記載。蘇格拉底聽眾很多，卻生活清苦，因為他不願意販賣言語與思想。蘇格拉底很討厭一種人，就是那些靠著鬼扯蛋賺錢謀利的人，叫做詭辯家。柏拉圖說這些人就是<text:span text:style-name="T3"><text:s/>"</text:span>人渣<text:span text:style-name="T3">"</text:span>。<text:span text:style-name="T3"> <text:line-break/><text:line-break/></text:span>詭辯家有一個言語特色就是搞修辭。這些人，除了修辭之外，無任何真實信念。<text:span text:style-name="T3"> <text:line-break/><text:line-break/></text:span>修辭本身其實並無必然過錯，比方說寫情書就是一種修辭，但是廣發情書卻是個問題。也就是說，修辭本身並非缺乏<text:span text:style-name="T3"><text:s/>"</text:span>真實<text:span text:style-name="T3">"</text:span>，或者說，<text:span text:style-name="T3">"</text:span>真實<text:span text:style-name="T3">" </text:span>之為物並不一定是一種實證意義下的產物。但是，當你<text:span text:style-name="T3"><text:s/>"</text:span>僅僅<text:span text:style-name="T3">" </text:span>透過修辭來創造某種<text:span text:style-name="T3"><text:s/>"</text:span>真實<text:span text:style-name="T3">" (A) </text:span>時，事實上你也可以透過另一套修辭來創造另一種<text:span text:style-name="T3"><text:s/>"</text:span>真實<text:span text:style-name="T3">" (B)</text:span>，而<text:span text:style-name="T3">A</text:span>和<text:span text:style-name="T3">B</text:span>居然可以是矛盾的、對立的。也就是說，修辭太過於彈性褲襪了，怎麼套都行，意味著你可以隨便鬼扯蛋，可以隨便扣帽子或抹胭脂粉，完全就是隨你高興。<text:span text:style-name="T3"> <text:line-break/><text:line-break/></text:span>比方說，唐湘龍和陳芳明基本上就是這類詭辯家，鬼扯蛋來毫無一絲羞赧之心。唐湘龍我不是很清楚，畢竟是這兩年才聽說，但是陳芳明卻是政壇老鳥了。<text:span text:style-name="T3">30</text:span>年前我還挺尊敬他，雖然他從來都不是一個具有基本風骨的人，膽子小，嘴巴大；說總是說一丈，做起來卻差不多就是一公分。<text:span text:style-name="T3"> <text:line-break/><text:line-break/></text:span>我有一些他二、三十年前寫的書。搬來高雄後，在高雄圖書館又看到他的一大堆新書，我曾把它們借回家，原本打算摘錄一些來和大家奇文共賞，後來覺得不值一提而作罷。看他三十幾年來不斷修辭來修辭去的文字，你真是會精神錯亂，一下說成黑漆漆，一下又變成白雪雪了，基本上就是看風向說話，變化之快，令人瞠目結舌。<text:span text:style-name="T3"> <text:line-break/><text:line-break/></text:span>這兩天，我看他在罵賴清德，說「賴清德對權力的飢渴症，可以說完全暴露了。」不但饑渴，而且還成<text:span text:style-name="T3"><text:s/>"</text:span>症<text:span text:style-name="T3">" </text:span>了這麼嚴重。可是，為什麼蔡英文不擇手段卡賴卡到底，就是勇於承擔責任、捍衛民主？而賴清德一樣也只是出來選個總統，就成了<text:span text:style-name="T3"><text:s/>"</text:span>權力饑渴症<text:span text:style-name="T3">"</text:span>？<text:span text:style-name="T3"> <text:line-break/><text:line-break/></text:span>也就是說，這只是一種修辭。修辭並不企求在真理上求個究竟，也不想在是非善惡上求個真實，而是透過影射透過扭曲透過渲染與誇大，再加上各種選擇性呈現，透過無數形容詞，然後你便可以製造出任何一種你想要的結論或指控或美化或醜化，隨你高興。<text:span text:style-name="T3"> <text:line-break/><text:line-break/></text:span>如果你還是聽不懂什麼是修辭，那不妨想想<text:span text:style-name="T3"><text:s/>"</text:span>廣告<text:span text:style-name="T3">" </text:span>這回事。說廣告是<text:span text:style-name="T3"><text:s/>"</text:span>假的<text:span text:style-name="T3">"</text:span>，其實抬舉或誤解了<text:span text:style-name="T3"><text:s/>"</text:span>廣告<text:span text:style-name="T3">" </text:span>的認知地位。它既不是真的，但也不是假的，它就是一種足以任意塗黑抹白捏三捻四的語言工具。<text:span text:style-name="T3"> <text:line-break/><text:line-break/></text:span>假新聞有兩種，不真不假的那一種最卑鄙。套句人渣黨東廠<text:span text:style-name="T3"><text:s/>(</text:span>什麼促轉會<text:span text:style-name="T3">) </text:span>廠主的名言：<text:span text:style-name="T3">"</text:span>影射的殺傷力更大<text:span text:style-name="T3">"</text:span>。也就是說，我不直接指控你任何足以查證的內容，而是拐彎抹角含沙射影，製造不良想像空間，使你污名化，而且使你根本無從辯駁。大家能聽懂這個意思吧？人性之齷齪，真是讓人一想起來就覺得很心寒，很不可思議。<text:span text:style-name="T3"> <text:line-break/><text:line-break/></text:span>如果要按照道理上來講，蔡在初選上之作為，完全就是為惡的一方，不擇手段蠻幹到底，而賴至今仍是君子作風，忍辱受謗，一點道德問題也沒有。但是，透過陳芳明之類的詭辯家口舌，黑白居然整個顛倒。<text:span text:style-name="T3"> <text:line-break/><text:line-break/></text:span>陳芳明還說，賴清德是蔡英文的行政院長，態度怎麼可以如此<text:span text:style-name="T3"><text:s/>"</text:span>傲慢<text:span text:style-name="T3">"</text:span>，怎麼可以<text:span text:style-name="T3"><text:s/>"</text:span>咄咄逼人<text:span text:style-name="T3">"</text:span>？我沒瞎說，引號裏的文字全是<text:span text:style-name="T3"><text:s/>"</text:span>愛好民主<text:span text:style-name="T3">" </text:span>的陳芳明的原文。很不可思議吧！他以為台灣是一家私人公司或家族企業嗎？還是以為台灣是一種帝制，必須奉行君臣倫理，不得僭越無禮？<text:span text:style-name="T3"> <text:line-break/><text:line-break/></text:span>撇開純粹造謠的部份不談，你看市面上那些貶損韓國瑜的人，是不是也都是玩這一套修辭把戲。比方說什麼<text:span text:style-name="T3"><text:s/>"</text:span>落跑市長<text:span text:style-name="T3">"</text:span>、<text:span text:style-name="T3">"</text:span>貪圖大位<text:span text:style-name="T3">"</text:span>、<text:span text:style-name="T3">"</text:span>不懂市政<text:span text:style-name="T3">"</text:span>、<text:span text:style-name="T3">"</text:span>權位薰心<text:span text:style-name="T3">"</text:span>、<text:span text:style-name="T3">"</text:span>背棄高雄選民<text:span text:style-name="T3">" </text:span>等等等。我常納悶，詭辯家們是不是以為大家都是白癡？隨便唬弄鬼扯蛋一下，然後大家就會信以為真？<text:span text:style-name="T3"> <text:line-break/><text:line-break/></text:span>可悲的是，現實社會確實如此。不能說全部，但是相當多的人確實就是腦殘，很容易受各種政治<text:span text:style-name="T3"><text:s/>"</text:span>廣告<text:span text:style-name="T3">" </text:span>影響。特別是年輕一代，別說理想性蕩然無存，就連基本智能都有問題。人們以為自己是在看新聞，其實是在接受廣告的洗腦；人們以為是在聆聽所謂意見領袖們的智慧話語，其實是在吃進一堆充滿毒素的垃圾廣告。<text:span text:style-name="T3"><text:line-break/><text:line-break/></text:span>我常舉美國之伊拉克民調為例，說明群眾之如何易於操弄與洗腦。在美國全面入侵伊拉克之前的半年左右，僅有<text:span text:style-name="T3">2</text:span>趴或<text:span text:style-name="T3">3</text:span>趴的美國人認為伊拉克是<text:span text:style-name="T3"><text:s/>"</text:span>世界安全的威脅<text:span text:style-name="T3">"</text:span>。可是，經過短短幾個月的媒體洗腦，透過將近一千個官方謊言的不斷操弄，很快地，高達八、九成的美國人相信伊拉克即將毀滅世界，因此贊成入侵血洗這個國家。<text:span text:style-name="T3"> <text:line-break/><text:line-break/></text:span>入侵十年後，伊拉克已成人間煉獄，一千個謊言也全數被揭穿，這時候，所謂民意又變了，認為侵略伊拉克戰爭是錯的。可是呢？可是一切都已經太遲了不是嗎？<text:span text:style-name="T3"> <text:line-break/><text:line-break/></text:span>我常說人民素質很重要，因為你總不可能幫大家揭穿生活中千千萬萬的謊言以及比謊言還更卑鄙的修辭。其實，就算一一揭穿也沒用，蠢蛋們照樣不會相信你。因此，你只能期待人們具有一定的智能與道德感，從而明辨是非，看清善惡美醜。<text:span text:style-name="T3"> <text:line-break/><text:line-break/></text:span>黨外時或早期民進黨時，特別是念大學時，我曾影響了許許多多人由藍轉綠。可是，二十幾年來，民進黨早已被人渣們所徹底把持，但是，這些被我影響的人卻個個成為人渣黨的忠實信徒。而且，隨著人渣黨比舊國民黨更加無孔不入的洗腦、抹黑與控制，這些忠實信徒早已腦子進水而難以挽救，其中有些甚至視我為敵，視為黨的什麼叛徒，視為台灣人的敵人。<text:span text:style-name="T3"> <text:line-break/><text:line-break/></text:span>人的智商真是影響很大，很可悲。也許羅素是對的，他常感嘆眾人難以恭維的低智能，使得這個世界總是讓邪惡一方<text:span text:style-name="T3"><text:s/>(</text:span>亦即美國<text:span text:style-name="T3">) </text:span>得逞。半個世紀前，一生致力於反美的羅素就經常說：美國絕非民主國家，而是帝制與世襲，權力始終牢牢掌控在大資本家與軍火商手裏。羅素這些話在我看來只是普通到不能更普通的普通常識，但你想想，別說在這極端封閉的島上，即便是在對岸也一樣，能有幾個認同者？少之又少。<text:span text:style-name="T3"> <text:line-break/><text:line-break/></text:span>歸根結底來說，期待人們腦子變聰明實在是一種無可期待的天方夜譚，至少是一種千百年的漫長事業。你看，蘇格拉底的影響都已經兩千五百年了，我們至今依舊飽受詭辯家之洗腦與危害。也許真正能起作用是大國與大國之間的制衡與角力，透過一個相對比較良善的國家或政權來掌控媒體與教育，抓大放小，抓住根本是非，放寬多元思想，把人民當成部份的受教者，而非當成單向的意志施令者。<text:span text:style-name="T3"> <text:line-break/><text:line-break/></text:span>腦殘者聽我這番話肯定覺得刺耳，但它或有幾分根本道理在裏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